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3pt" fo:font-weight="normal" officeooo:rsid="00190d1f" officeooo:paragraph-rsid="00190d1f" style:font-size-asian="13pt" style:font-weight-asian="normal" style:font-size-complex="13pt" style:font-weight-complex="normal"/>
    </style:style>
    <style:style style:name="P2" style:family="paragraph" style:parent-style-name="Text_20_body">
      <style:text-properties fo:font-weight="bold" officeooo:rsid="00190d1f" officeooo:paragraph-rsid="00190d1f" style:font-weight-asian="bold" style:font-weight-complex="bold"/>
    </style:style>
    <style:style style:name="P3" style:family="paragraph" style:parent-style-name="Text_20_body">
      <style:text-properties fo:font-weight="normal" officeooo:rsid="00190d1f" officeooo:paragraph-rsid="00190d1f" style:font-weight-asian="normal" style:font-weight-complex="normal"/>
    </style:style>
    <style:style style:name="P4" style:family="paragraph" style:parent-style-name="Text_20_body">
      <style:text-properties fo:font-style="italic" fo:font-weight="normal" officeooo:rsid="0019dd60" officeooo:paragraph-rsid="0019dd60" fo:background-color="#ccccff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font-style="italic" fo:font-weight="normal" officeooo:rsid="001b9e5b" officeooo:paragraph-rsid="001b9e5b" fo:background-color="#ccccf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weight="bold" officeooo:rsid="00190d1f" officeooo:paragraph-rsid="00190d1f" style:font-weight-asian="bold" style:font-weight-complex="bold"/>
    </style:style>
    <style:style style:name="P7" style:family="paragraph" style:parent-style-name="Standard">
      <style:text-properties fo:font-weight="normal" officeooo:rsid="001f39f9" officeooo:paragraph-rsid="001f39f9" fo:background-color="#ccccff" style:font-weight-asian="normal" style:font-weight-complex="normal"/>
    </style:style>
    <style:style style:name="P8" style:family="paragraph" style:parent-style-name="Standard">
      <style:text-properties fo:font-weight="normal" officeooo:rsid="001f39f9" officeooo:paragraph-rsid="001f39f9" fo:background-color="transparent" style:font-weight-asian="normal" style:font-weight-complex="normal"/>
    </style:style>
    <style:style style:name="P9" style:family="paragraph" style:parent-style-name="Standard">
      <style:text-properties fo:font-weight="normal" officeooo:rsid="00207ffc" officeooo:paragraph-rsid="00207ffc" fo:background-color="transparent" style:font-weight-asian="normal" style:font-weight-complex="normal"/>
    </style:style>
    <style:style style:name="P10" style:family="paragraph" style:parent-style-name="Text_20_body">
      <style:text-properties fo:font-weight="normal" officeooo:rsid="001b9e5b" officeooo:paragraph-rsid="001d86cb" fo:background-color="#ccccff" style:font-weight-asian="normal" style:font-weight-complex="normal"/>
    </style:style>
    <style:style style:name="P11" style:family="paragraph" style:parent-style-name="Text_20_body">
      <style:text-properties fo:font-weight="normal" officeooo:rsid="001f39f9" officeooo:paragraph-rsid="001f39f9" fo:background-color="#ccccff" style:font-weight-asian="normal" style:font-weight-complex="normal"/>
    </style:style>
    <style:style style:name="P12" style:family="paragraph" style:parent-style-name="Text_20_body">
      <style:text-properties fo:font-weight="normal" officeooo:rsid="00190d1f" officeooo:paragraph-rsid="00190d1f" style:font-weight-asian="normal" style:font-weight-complex="normal"/>
    </style:style>
    <style:style style:name="P13" style:family="paragraph" style:parent-style-name="Text_20_body">
      <style:text-properties fo:font-weight="normal" officeooo:rsid="001f39f9" officeooo:paragraph-rsid="001f39f9" fo:background-color="transparent" style:font-weight-asian="normal" style:font-weight-complex="normal"/>
    </style:style>
    <style:style style:name="P14" style:family="paragraph" style:parent-style-name="Text_20_body">
      <style:text-properties fo:font-weight="normal" officeooo:rsid="001f39f9" officeooo:paragraph-rsid="00207ffc" fo:background-color="transparent" style:font-weight-asian="normal" style:font-weight-complex="normal"/>
    </style:style>
    <style:style style:name="P15" style:family="paragraph" style:parent-style-name="Text_20_body">
      <style:text-properties fo:font-weight="normal" officeooo:rsid="00207ffc" officeooo:paragraph-rsid="00207ffc" fo:background-color="transparent" style:font-weight-asian="normal" style:font-weight-complex="normal"/>
    </style:style>
    <style:style style:name="P16" style:family="paragraph" style:parent-style-name="Text_20_body">
      <style:text-properties fo:font-weight="bold" officeooo:rsid="00190d1f" officeooo:paragraph-rsid="001f39f9" fo:background-color="transparent" style:font-weight-asian="bold" style:font-weight-complex="bold"/>
    </style:style>
    <style:style style:name="P17" style:family="paragraph" style:parent-style-name="Text_20_body">
      <style:text-properties fo:font-weight="bold" officeooo:rsid="001f39f9" officeooo:paragraph-rsid="001f39f9" fo:background-color="transparent" style:font-weight-asian="bold" style:font-weight-complex="bold"/>
    </style:style>
    <style:style style:name="P18" style:family="paragraph" style:parent-style-name="Text_20_body">
      <style:text-properties fo:font-weight="bold" officeooo:rsid="001f39f9" officeooo:paragraph-rsid="00207ffc" fo:background-color="transparent" style:font-weight-asian="bold" style:font-weight-complex="bold"/>
    </style:style>
    <style:style style:name="T1" style:family="text">
      <style:text-properties officeooo:rsid="0019dd60"/>
    </style:style>
    <style:style style:name="T2" style:family="text">
      <style:text-properties officeooo:rsid="001d86cb"/>
    </style:style>
    <style:style style:name="T3" style:family="text">
      <style:text-properties officeooo:rsid="001f39f9"/>
    </style:style>
    <style:style style:name="T4" style:family="text">
      <style:text-properties style:font-name="Calibri" fo:font-size="13pt" style:font-size-asian="13pt" style:font-size-complex="13pt"/>
    </style:style>
    <style:style style:name="T5" style:family="text">
      <style:text-properties fo:color="#0000ff" style:font-name="Courier New" fo:font-size="10pt" fo:language="es" fo:country="ES" style:font-size-asian="10pt"/>
    </style:style>
    <style:style style:name="T6" style:family="text">
      <style:text-properties fo:color="#0000ff" style:font-name="Courier New" fo:font-size="10pt" fo:language="es" fo:country="ES" officeooo:rsid="00207ffc" style:font-size-asian="10pt"/>
    </style:style>
    <style:style style:name="T7" style:family="text">
      <style:text-properties officeooo:rsid="00207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RY /C1</text:p>
      <text:p text:style-name="P6"/>
      <text:p text:style-name="P1">The average, the minimum, the maximum, and the <text:s/><text:span text:style-name="T1">standard desviation of the </text:span>number of applications per trip. </text:p>
      <text:p text:style-name="P5">select max(t.applicationsFor.size), min(t.applicationsFor.size), avg(t.applicationsFor.size) , stddev(t.applicationsFor.size) from Trip t; </text:p>
      <text:p text:style-name="P3"/>
      <text:p text:style-name="P3"/>
      <text:p text:style-name="P2">QUERY /C2</text:p>
      <text:p text:style-name="P1">The average, the minimum, the maximum, and the number of trips managed per manager. </text:p>
      <text:p text:style-name="P4">select max(m.trips.size), min(m.trips.size), avg(m.trips.size), stddev(m.trips.size) from Manager m;</text:p>
      <text:p text:style-name="P4"/>
      <text:p text:style-name="P2">QUERY/ C3</text:p>
      <text:p text:style-name="P3"><text:span text:style-name="T4">The average, the minimum, the maximum, and the price of the trips. </text:span></text:p>
      <text:p text:style-name="P10">select min(t.price), max(t.price), avg(t.price), s<text:span text:style-name="T2">tddev(t.price) from Trip t;</text:span></text:p>
      <text:p text:style-name="P10"/>
      <text:p text:style-name="P13">QUERY <text:span text:style-name="T7">C</text:span>4</text:p>
      <text:p text:style-name="P11">select avg(r.trips.size),min(r.trips.size),max(r.trips.size), stddev(r.trips.size) from Ranger r;</text:p>
      <text:p text:style-name="P13">QUERY <text:span text:style-name="T7">C</text:span>5</text:p>
      <text:p text:style-name="P8"><text:span text:style-name="T5">select (select count(a) from ApplicationFor a where a.status='PENDING') *1.0 / count(a) from ApplicationFor a;</text:span></text:p>
      <text:p text:style-name="P9"><text:span text:style-name="T5"/></text:p>
      <text:p text:style-name="P8"><text:span text:style-name="T5">QUERY </text:span><text:span text:style-name="T6">C</text:span><text:span text:style-name="T5">6</text:span></text:p>
      <text:p text:style-name="P8"><text:span text:style-name="T5"/></text:p>
      <text:p text:style-name="P8"><text:span text:style-name="T5">select (select count(a) from ApplicationFor a where a.status='DUE') *1.0 / count(a) from ApplicationFor a;</text:span></text:p>
      <text:p text:style-name="P13"><text:span text:style-name="T5"/></text:p>
      <text:p text:style-name="P7"><text:span text:style-name="T5"/></text:p>
      <text:p text:style-name="P16">QUERY/ C<text:span text:style-name="T3">7</text:span></text:p>
      <text:p text:style-name="P11">select (select count(c) from ApplicationFor c where c.status='ACCEPTED') *1.0 / count(r) from ApplicationFor r;</text:p>
      <text:p text:style-name="P13">Esta query lo que hace es comparar el numero total de applicationFor entre el numero de applicationFor cuyo estado es aceptado.</text:p>
      <text:p text:style-name="P13"/>
      <text:p text:style-name="P16">QUERY/ C<text:span text:style-name="T3">8</text:span></text:p>
      <text:p text:style-name="P16"/>
      <text:p text:style-name="P13">select (select count(c) from ApplicationFor c where c.status='CANCELLED') *1.0 / count(r) from <text:soft-page-break/>ApplicationFor r</text:p>
      <text:p text:style-name="P13">Esta query lo que hace es comparar el numero total de applicationFor entre el numero de applicationFor cuyo estado es cancelado.</text:p>
      <text:p text:style-name="P13"/>
      <text:p text:style-name="P15">QUERY C/9</text:p>
      <text:p text:style-name="P15"/>
      <text:p text:style-name="P15">select (select count(c) from Trip c where c.cancelled=true) * 1.0 / count(r) from Trip r where r.publicationDate is null;</text:p>
      <text:p text:style-name="P17">QUERY C/10:</text:p>
      <text:p text:style-name="P13"/>
      <text:p text:style-name="P13">select t from Trip t where t.applicationsFor.size &gt; 1.1*(select avg(t.applicationsFor.size) from Trip t) order by t.applicationsFor.size;</text:p>
      <text:p text:style-name="P18">QUERY C/1<text:span text:style-name="T7">1:</text:span></text:p>
      <text:p text:style-name="P18"/>
      <text:p text:style-name="P13">QUERY B/1</text:p>
      <text:p text:style-name="P13"/>
      <text:p text:style-name="P13">select min(t.notes.size), max(t.notes.size), avg(t.notes.size), stddev(t.notes.size) from Trip t;</text:p>
      <text:p text:style-name="P13"/>
      <text:p text:style-name="P13">QUERY B/2</text:p>
      <text:p text:style-name="P13"/>
      <text:p text:style-name="P13">select min(t.auditRecords.size),max(t.auditRecords.size),avg(t.auditRecords.size), stddev(t.auditRecords.size) from Trip t;</text:p>
      <text:p text:style-name="P13"/>
      <text:p text:style-name="P15"/>
      <text:p text:style-name="P14">QUERY B/3</text:p>
      <text:p text:style-name="P14"/>
      <text:p text:style-name="P14">select count(r)/(select count(t) from Trip t)*1.0 from Trip r where r.auditRecords.size&gt;0;</text:p>
      <text:p text:style-name="P13">QUERY B/4</text:p>
      <text:p text:style-name="P13"/>
      <text:p text:style-name="P13">select count(r)/(select count(s) from Ranger s)*1.0 from Ranger r where r.curricula!=null;</text:p>
      <text:p text:style-name="P13"/>
      <text:p text:style-name="P13"/>
      <text:p text:style-name="P13"><text:soft-page-break/></text:p>
      <text:p text:style-name="P15">QUERY B/5</text:p>
      <text:p text:style-name="P15"/>
      <text:p text:style-name="P15">select (select count(c) from Ranger r join r.curricula c where c.endorserRecords.size&gt;0)*1.0/count(c) from Curricula c;</text:p>
      <text:p text:style-name="P15">esta consulta esta compuesta de dos consultas la primera cuenta todao los ranger que tengan en su curricula algun EndorseRecord y en la otra se calcula el numero total de Curriculas que hay que a su vez equivale al numero de Ranger. despues estos se dividen y asi se calcula el ratio. Se ha multiplicado el dividendo * 1.0 para que el resultado sea un double</text:p>
      <text:p text:style-name="P13"/>
      <text:p text:style-name="P15">QUERY B/6</text:p>
      <text:p text:style-name="P15">select (select count(m1) from Manager m1 where m1.suspicious=false)*1.0/count(m) from Manager m ;</text:p>
      <text:p text:style-name="P15">Esta consulta esta conpuesta por dos consultas la que hace referencia al objeto m te cuenta el numero total de Manager y la otra que hace referencia al objeto m1 te cuenta el numero de Manager que son sospechosos depues se calcula el ratio</text:p>
      <text:p text:style-name="P15">de esta forma m1*1.0/m se multiplica por 1.0 para que el dividendo sea double y al hacer la division tambien lo sea.</text:p>
      <text:p text:style-name="P15">QUERYB/7</text:p>
      <text:p text:style-name="P15"/>
      <text:p text:style-name="P15">select (select count(r1) from Ranger r1 where r1.suspicious=false)*1.0/count(r) from Ranger r ;</text:p>
      <text:p text:style-name="P15"/>
      <text:p text:style-name="P15">Esta consulta esta conpuesta por dos consultas la que hace referencia al objeto r te cuenta el numero total de Ranger y la otra que hace referencia al objeto r1 te cuenta el numero de ranger que son sospechosos despues se calcula el ratio</text:p>
      <text:p text:style-name="P15">de esta forma r1*1.0/r se multiplica por 1.0 para que el dividendo sea double y al hacer la division tambien lo s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Ruiz</meta:initial-creator>
    <meta:creation-date>2017-10-27T19:45:16.518511000</meta:creation-date>
    <dc:date>2017-10-28T11:13:43.647997000</dc:date>
    <dc:creator>Maria Ruiz</dc:creator>
    <meta:editing-duration>PT26M31S</meta:editing-duration>
    <meta:editing-cycles>3</meta:editing-cycles>
    <meta:generator>LibreOffice/5.0.4.2$MacOSX_X86_64 LibreOffice_project/2b9802c1994aa0b7dc6079e128979269cf95bc78</meta:generator>
    <meta:document-statistic meta:table-count="0" meta:image-count="0" meta:object-count="0" meta:page-count="3" meta:paragraph-count="45" meta:word-count="514" meta:character-count="3563" meta:non-whitespace-character-count="3089"/>
  </office:meta>
</office:document-meta>
</file>